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ayedFilterTextDocumentListener.notify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loadDefaultColumnSettings( LoadSettings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LogPanel.LogPanel( final ChainsawStatusBar statusBar , final String identifier , int cyclicBufferSize )</text:p>
          </table:table-cell>
          <table:table-cell office:value-type="float" office:value="70">
            <text:p text:style-name="Table_20_Contents">70</text:p>
          </table:table-cell>
          <table:table-cell office:value-type="float" office:value="4">
            <text:p text:style-name="Table_20_Contents">4</text:p>
          </table:table-cell>
          <table:table-cell office:value-type="float" office:value="844">
            <text:p text:style-name="Table_20_Contents">844</text:p>
          </table:table-cell>
        </table:table-row>
        <table:table-row>
          <table:table-cell office:value-type="string">
            <text:p text:style-name="Table_20_Contents">LogPanel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getFindTex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hideDetai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Panel.checkEvent( Mouse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Panel.getDetailPaneConversion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und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ainsawTableColumnModelListener.columnRemoved( TableColumn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find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Panel.isLogTree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getMaxColumnWidth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ainsawTableColumnModelListener.columnMoved( TableColumn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valueChanged( ListSelectionEvent ev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Panel.getMatchingEvents( 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TableColumnModelListener.ChainsawTableColumnModel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Panel.mouseClick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d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Panel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edFilterTextDocumentListener.removeUpdate( Docu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showColor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Panel.addPreference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tableChanged( TableModel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ailPaneUpdater.setSelectedRow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Panel.setPaused( boolean pa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edFilterTextDocumentListener.insertUpdate( Docu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FilterTextDocumentListener.DelayedFilterTextDocumentListener( final JTextField filter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ogPanel.isPa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TableColumnModelListener.columnAdded( TableColumnModel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Panel.updateRule( String rule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ogPanel.saveSettings( SaveSettings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ogPanel.findPreviou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gPanel.getFiltered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FilterTextDocumentListener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gPanel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FilterTextDocumentListener.changedUpdate( Documen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TableColumnModelListener.columnSelectionChanged( List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Panel.showDetailPa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Panel.mouseRelea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DetailMouseListener.TableColumnDetailMous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ayedFilterTextDocumentListener.setFil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Panel.updateOtherModels( 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Panel.actionPerformed( Actio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toggleDetail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Panel.loadColorSettings( File 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ogPanel.scrollTo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mousePres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newKeyAdded( New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propertyChange( PropertyChangeEvent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Panel.receiveEventBatch( String ident , final List even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ogPanel.showLogTre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tailPaneUpdater.propertyChange( PropertyChangeEve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tailPaneUpdater.updateDetailPan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ogPanel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gPanel.createDockwindow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3">
            <text:p text:style-name="Table_20_Contents">183</text:p>
          </table:table-cell>
        </table:table-row>
        <table:table-row>
          <table:table-cell office:value-type="string">
            <text:p text:style-name="Table_20_Contents">LogPanel.actionPerformed( ActionEve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DetailMouseListener.mouseMoved( MouseEvent ev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gPanel.toggleCyc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toggleScrollTo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getInterested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updateStatus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Panel.newKeyAdded( final NewKey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Panel.buildXStreamForLogPanelP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Panel.clear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isScrollTo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loadSettings( LoadSettingsEvent ev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LogPanel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Panel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tailPaneUpda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tailPaneUpdater.DetailPane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Panel.eventCountChanged( int currentCount , int total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Panel.saveColorSettin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gPanel.setSelectedEvent( int event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isDetail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clea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Panel.hideLogTree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Panel.setDetailPaneConversionPattern( String conversion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Panel.show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addEventCountListener( EventCount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windowClosing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insawTableColumnModelListener.columnMarginChanged( Chang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Panel.isCyc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.toggleLogTree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